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7">
      <style:map style:condition="cell-content()&lt;=1.5" style:apply-style-name="Warning" style:base-cell-address="Tabelle1.B2"/>
    </style:style>
    <style:style style:name="ce4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ensor Distance</text:p>
          </table:table-cell>
          <table:table-cell table:style-name="ce1" office:value-type="string" calcext:value-type="string">
            <text:p>Side Distance</text:p>
          </table:table-cell>
          <table:table-cell table:style-name="ce1" office:value-type="string" calcext:value-type="string">
            <text:p>Behind Distance</text:p>
          </table:table-cell>
          <table:table-cell/>
          <table:table-cell office:value-type="string" calcext:value-type="string">
            <text:p>Sensor Angle (in Grad)</text:p>
          </table:table-cell>
          <table:table-cell table:style-name="ce4" office:value-type="float" office:value="45" calcext:value-type="float">
            <text:p>45,00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A2]*COS([.$F$2])" office:value-type="float" office:value="0.353553390593274" calcext:value-type="float">
            <text:p>0,354</text:p>
          </table:table-cell>
          <table:table-cell table:formula="of:=[.A2]*SIN([.$F$2])" office:value-type="float" office:value="0.353553390593274" calcext:value-type="float">
            <text:p>0,354</text:p>
          </table:table-cell>
          <table:table-cell/>
          <table:table-cell office:value-type="string" calcext:value-type="string">
            <text:p>Sensor Angle (in Rad)</text:p>
          </table:table-cell>
          <table:table-cell table:style-name="ce4" table:formula="of:=[.F1]*PI()/180" office:value-type="float" office:value="0.785398163397448" calcext:value-type="float">
            <text:p>0,78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A3]*COS([.$F$2])" office:value-type="float" office:value="0.424264068711929" calcext:value-type="float">
            <text:p>0,424</text:p>
          </table:table-cell>
          <table:table-cell table:formula="of:=[.A3]*SIN([.$F$2])" office:value-type="float" office:value="0.424264068711929" calcext:value-type="float">
            <text:p>0,424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A4]*COS([.$F$2])" office:value-type="float" office:value="0.494974746830583" calcext:value-type="float">
            <text:p>0,495</text:p>
          </table:table-cell>
          <table:table-cell table:formula="of:=[.A4]*SIN([.$F$2])" office:value-type="float" office:value="0.494974746830583" calcext:value-type="float">
            <text:p>0,495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A5]*COS([.$F$2])" office:value-type="float" office:value="0.565685424949238" calcext:value-type="float">
            <text:p>0,566</text:p>
          </table:table-cell>
          <table:table-cell table:formula="of:=[.A5]*SIN([.$F$2])" office:value-type="float" office:value="0.565685424949238" calcext:value-type="float">
            <text:p>0,566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[.A6]*COS([.$F$2])" office:value-type="float" office:value="0.636396103067893" calcext:value-type="float">
            <text:p>0,636</text:p>
          </table:table-cell>
          <table:table-cell table:formula="of:=[.A6]*SIN([.$F$2])" office:value-type="float" office:value="0.636396103067893" calcext:value-type="float">
            <text:p>0,6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</text:p>
          </table:table-cell>
          <table:table-cell table:formula="of:=[.A7]*COS([.$F$2])" office:value-type="float" office:value="0.707106781186548" calcext:value-type="float">
            <text:p>0,707</text:p>
          </table:table-cell>
          <table:table-cell table:formula="of:=[.A7]*SIN([.$F$2])" office:value-type="float" office:value="0.707106781186548" calcext:value-type="float">
            <text:p>0,707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,3</text:p>
          </table:table-cell>
          <table:table-cell table:formula="of:=[.A8]*COS([.$F$2])" office:value-type="float" office:value="0.883883476483184" calcext:value-type="float">
            <text:p>0,884</text:p>
          </table:table-cell>
          <table:table-cell table:formula="of:=[.A8]*SIN([.$F$2])" office:value-type="float" office:value="0.883883476483184" calcext:value-type="float">
            <text:p>0,884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[.A9]*COS([.$F$2])" office:value-type="float" office:value="1.06066017177982" calcext:value-type="float">
            <text:p>1,061</text:p>
          </table:table-cell>
          <table:table-cell table:formula="of:=[.A9]*SIN([.$F$2])" office:value-type="float" office:value="1.06066017177982" calcext:value-type="float">
            <text:p>1,061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[.A10]*COS([.$F$2])" office:value-type="float" office:value="1.13137084989848" calcext:value-type="float">
            <text:p>1,131</text:p>
          </table:table-cell>
          <table:table-cell table:formula="of:=[.A10]*SIN([.$F$2])" office:value-type="float" office:value="1.13137084989848" calcext:value-type="float">
            <text:p>1,131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,7</text:p>
          </table:table-cell>
          <table:table-cell table:formula="of:=[.A11]*COS([.$F$2])" office:value-type="float" office:value="1.20208152801713" calcext:value-type="float">
            <text:p>1,202</text:p>
          </table:table-cell>
          <table:table-cell table:formula="of:=[.A11]*SIN([.$F$2])" office:value-type="float" office:value="1.20208152801713" calcext:value-type="float">
            <text:p>1,202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[.A12]*COS([.$F$2])" office:value-type="float" office:value="1.27279220613579" calcext:value-type="float">
            <text:p>1,273</text:p>
          </table:table-cell>
          <table:table-cell table:formula="of:=[.A12]*SIN([.$F$2])" office:value-type="float" office:value="1.27279220613579" calcext:value-type="float">
            <text:p>1,273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,9</text:p>
          </table:table-cell>
          <table:table-cell table:formula="of:=[.A13]*COS([.$F$2])" office:value-type="float" office:value="1.34350288425444" calcext:value-type="float">
            <text:p>1,344</text:p>
          </table:table-cell>
          <table:table-cell table:formula="of:=[.A13]*SIN([.$F$2])" office:value-type="float" office:value="1.34350288425444" calcext:value-type="float">
            <text:p>1,3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,0</text:p>
          </table:table-cell>
          <table:table-cell table:formula="of:=[.A14]*COS([.$F$2])" office:value-type="float" office:value="1.4142135623731" calcext:value-type="float">
            <text:p>1,414</text:p>
          </table:table-cell>
          <table:table-cell table:formula="of:=[.A14]*SIN([.$F$2])" office:value-type="float" office:value="1.4142135623731" calcext:value-type="float">
            <text:p>1,414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,1</text:p>
          </table:table-cell>
          <table:table-cell table:formula="of:=[.A15]*COS([.$F$2])" office:value-type="float" office:value="1.48492424049175" calcext:value-type="float">
            <text:p>1,485</text:p>
          </table:table-cell>
          <table:table-cell table:formula="of:=[.A15]*SIN([.$F$2])" office:value-type="float" office:value="1.48492424049175" calcext:value-type="float">
            <text:p>1,485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[.A16]*COS([.$F$2])" office:value-type="float" office:value="1.5556349186104" calcext:value-type="float">
            <text:p>1,556</text:p>
          </table:table-cell>
          <table:table-cell table:formula="of:=[.A16]*SIN([.$F$2])" office:value-type="float" office:value="1.5556349186104" calcext:value-type="float">
            <text:p>1,556</text:p>
          </table:table-cell>
          <table:table-cell table:number-columns-repeated="3"/>
        </table:table-row>
        <table:table-row table:style-name="ro1">
          <table:table-cell office:value-type="float" office:value="2.3" calcext:value-type="float">
            <text:p>2,3</text:p>
          </table:table-cell>
          <table:table-cell table:formula="of:=[.A17]*COS([.$F$2])" office:value-type="float" office:value="1.62634559672906" calcext:value-type="float">
            <text:p>1,626</text:p>
          </table:table-cell>
          <table:table-cell table:formula="of:=[.A17]*SIN([.$F$2])" office:value-type="float" office:value="1.62634559672906" calcext:value-type="float">
            <text:p>1,626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,4</text:p>
          </table:table-cell>
          <table:table-cell table:formula="of:=[.A18]*COS([.$F$2])" office:value-type="float" office:value="1.69705627484771" calcext:value-type="float">
            <text:p>1,697</text:p>
          </table:table-cell>
          <table:table-cell table:formula="of:=[.A18]*SIN([.$F$2])" office:value-type="float" office:value="1.69705627484771" calcext:value-type="float">
            <text:p>1,697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[.A19]*COS([.$F$2])" office:value-type="float" office:value="1.76776695296637" calcext:value-type="float">
            <text:p>1,768</text:p>
          </table:table-cell>
          <table:table-cell table:formula="of:=[.A19]*SIN([.$F$2])" office:value-type="float" office:value="1.76776695296637" calcext:value-type="float">
            <text:p>1,768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[.A20]*COS([.$F$2])" office:value-type="float" office:value="1.83847763108502" calcext:value-type="float">
            <text:p>1,838</text:p>
          </table:table-cell>
          <table:table-cell table:formula="of:=[.A20]*SIN([.$F$2])" office:value-type="float" office:value="1.83847763108502" calcext:value-type="float">
            <text:p>1,838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,7</text:p>
          </table:table-cell>
          <table:table-cell table:formula="of:=[.A21]*COS([.$F$2])" office:value-type="float" office:value="1.90918830920368" calcext:value-type="float">
            <text:p>1,909</text:p>
          </table:table-cell>
          <table:table-cell table:formula="of:=[.A21]*SIN([.$F$2])" office:value-type="float" office:value="1.90918830920368" calcext:value-type="float">
            <text:p>1,909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,8</text:p>
          </table:table-cell>
          <table:table-cell table:formula="of:=[.A22]*COS([.$F$2])" office:value-type="float" office:value="1.97989898732233" calcext:value-type="float">
            <text:p>1,980</text:p>
          </table:table-cell>
          <table:table-cell table:formula="of:=[.A22]*SIN([.$F$2])" office:value-type="float" office:value="1.97989898732233" calcext:value-type="float">
            <text:p>1,980</text:p>
          </table:table-cell>
          <table:table-cell table:number-columns-repeated="3"/>
        </table:table-row>
        <table:table-row table:style-name="ro1">
          <table:table-cell office:value-type="float" office:value="2.9" calcext:value-type="float">
            <text:p>2,9</text:p>
          </table:table-cell>
          <table:table-cell table:formula="of:=[.A23]*COS([.$F$2])" office:value-type="float" office:value="2.05060966544099" calcext:value-type="float">
            <text:p>2,051</text:p>
          </table:table-cell>
          <table:table-cell table:formula="of:=[.A23]*SIN([.$F$2])" office:value-type="float" office:value="2.05060966544099" calcext:value-type="float">
            <text:p>2,05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,0</text:p>
          </table:table-cell>
          <table:table-cell table:formula="of:=[.A24]*COS([.$F$2])" office:value-type="float" office:value="2.12132034355964" calcext:value-type="float">
            <text:p>2,121</text:p>
          </table:table-cell>
          <table:table-cell table:formula="of:=[.A24]*SIN([.$F$2])" office:value-type="float" office:value="2.12132034355964" calcext:value-type="float">
            <text:p>2,121</text:p>
          </table:table-cell>
          <table:table-cell table:number-columns-repeated="3"/>
        </table:table-row>
        <calcext:conditional-formats>
          <calcext:conditional-format calcext:target-range-address="Tabelle1.B2:Tabelle1.B24">
            <calcext:condition calcext:apply-style-name="Warning" calcext:value="&lt;=1.5" calcext:base-cell-address="Tabelle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6:04:13.204000000</meta:creation-date>
    <dc:date>2019-01-12T16:21:35.196000000</dc:date>
    <meta:editing-duration>PT5M50S</meta:editing-duration>
    <meta:editing-cycles>3</meta:editing-cycles>
    <meta:generator>LibreOffice/6.1.4.2$Windows_X86_64 LibreOffice_project/9d0f32d1f0b509096fd65e0d4bec26ddd1938fd3</meta:generator>
    <meta:document-statistic meta:table-count="1" meta:cell-count="76" meta:object-count="0"/>
  </office:meta>
</office:document-meta>
</file>